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Normal" style:family="paragraph">
      <style:paragraph-properties fo:border-top="none" fo:border-left="none" fo:border-bottom="0.0104in solid #000000" fo:border-right="none" fo:padding-top="0in" fo:padding-left="0in" fo:padding-bottom="0.0138in" fo:padding-right="0in" style:shadow="none"/>
    </style:style>
  </office:automatic-styles>
  <office:body>
    <office:text text:use-soft-page-breaks="true">
      <text:p text:style-name="P1">Champignonsoep</text:p>
      <text:p text:style-name="Normal">1 ui (meer of minder naar smaak)</text:p>
      <text:p text:style-name="Normal">2 doosjes (kastanje)champignons</text:p>
      <text:p text:style-name="Normal"/>
      <text:p text:style-name="Normal">40 g boter</text:p>
      <text:p text:style-name="Normal">35 g bloem<text:s/></text:p>
      <text:p text:style-name="Normal">0,5 l water (ik vervang een deel<text:s/>hiervan<text:s/>(plm.<text:s/>2 dl) door melk)</text:p>
      <text:p text:style-name="Normal">1 blokje paddenstoelenbouillon</text:p>
      <text:p text:style-name="Normal"/>
      <text:p text:style-name="Normal">Optie: 200-250 g soepballetjes.</text:p>
      <text:p text:style-name="Normal"/>
      <text:p text:style-name="Normal">vers gemalen<text:s/>peper, thijm (andere dingen/kruiden<text:s/>–<text:s/>alles<text:s/>naar<text:s/>smaak)</text:p>
      <text:p text:style-name="P2"/>
      <text:p text:style-name="Normal"/>
      <text:p text:style-name="Normal">Snij de ui zoals je wilt (in stukken, in halve ringen, dik, dun, wat je wilt). Ik doe altijd heel dunne halve ringen. Met een heel klein beetje olie/boter aanbakken totdat ze echt bruin beginnen te worden. Dat kan langer duren dan je lief is (als<text:s/>je kunt multi-tasken kun je tussendoor al aan de champignons beginnen – kijk wel regelmatig naar de uien zodat ze niet aanbranden).</text:p>
      <text:p text:style-name="Normal"/>
      <text:p text:style-name="Normal">Was de champignons en snij ze in plakjes. Bak ze in de koekenpan (weinig olie, alleen om te voorkomen dat het meteen aanbakt). Regelmatig het vrijkomende vocht in een kommetje gieten, <text:s/>en omdat het vocht warm is kun je hier meteen de paddenstoelenbouillon in oplossen. Als er geen vocht meer vrijkomt beetje olie/boter erbij en licht aanbakken (schijfjes worden iets bruin), en van het vuur af halen.</text:p>
      <text:p text:style-name="Normal"/>
      <text:p text:style-name="Normal">Smelt de boter<text:span text:style-name="FootnoteReference"><text:note text:note-class="footnote" text:id="_ftn0"><text:note-citation>1</text:note-citation><text:note-body><text:p text:style-name="FootnoteText"><text:s/>Je kunt ook olie gebruiken (olijf, zonnebloem), margarine of ghee (geklaarde boter) – misschien zelfs kokosvet.<text:line-break/><text:s text:c="3"/>Je keuze beïnvloedt de smaak natuurlijk wel...</text:p></text:note-body></text:note></text:span>. Doe de bloem erbij en roer. Als het goed is zie je de boter<text:s/>een boel heel kleine<text:s/>bubbeltjes maken. Roeren totdat het lichtbruin wordt. Dan een plens melk/water erbij en meteen doorroeren. Het wordt snel heel dik. Doorgaan met<text:s/>water erbij en goed roeren tot een gladde (flink gebonden) roux.<text:s/></text:p>
      <text:p text:style-name="Normal"/>
      <text:p text:style-name="Normal">Mik de boel bijelkaar (roux, champignons, champignonsvocht/bouillon, ui (evt. niet alles)) en doe er een beetje (gemalen) peper in en thijm naar smaak.<text:s/>Evt. ook (gebakken) soepballetjes erbij.</text:p>
      <text:p text:style-name="Normal"/>
      <text:p text:style-name="Normal">Dan proeven: er kan wellicht nog wat<text:s/>zoutachtigs bij, of je kunt hem wat dunner maken, een beetje room of zo, wat je wilt om hem 'af' te maken.</text:p>
      <text:p text:style-name="Normal"/>
      <text:p text:style-name="Normal">Eet smakelij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FootnoteSymbol" style:display-name="Footnote Symbol"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 J</meta:initial-creator>
    <dc:creator>Rieks Joosten</dc:creator>
    <meta:creation-date>2013-03-11T11:45:00Z</meta:creation-date>
    <dc:date>2021-11-16T11:57:00Z</dc:date>
    <meta:print-date>2021-11-16T07:56:00Z</meta:print-date>
    <meta:template xlink:href="Normal.dotm" xlink:type="simple"/>
    <meta:editing-cycles>14</meta:editing-cycles>
    <meta:editing-duration>PT1260S</meta:editing-duration>
    <meta:user-defined meta:name="Info 1"/>
    <meta:user-defined meta:name="Info 2"/>
    <meta:user-defined meta:name="Info 3"/>
    <meta:user-defined meta:name="Info 4"/>
    <meta:user-defined meta:name="Docear4Word_StyleTitle">Springer LNCS</meta:user-defined>
    <meta:document-statistic meta:page-count="1" meta:paragraph-count="18" meta:word-count="301" meta:character-count="1732" meta:row-count="37" meta:non-whitespace-character-count="1449"/>
  </office:meta>
</office:document-meta>
</file>